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e Study 2:</text:p>
      <text:p text:style-name="Standard">Create table as below.</text:p>
      <text:p text:style-name="Standard"/>
      <text:p text:style-name="Standard">Table: Cinema</text:p>
      <text:p text:style-name="Standard"/>
      <text:p text:style-name="Standard">id <text:tab/>Movie_name<text:tab/><text:tab/>Actor<text:tab/><text:tab/>year <text:tab/>Minutes</text:p>
      <text:p text:style-name="Standard"/>
      <text:p text:style-name="Standard">1<text:tab/>Dharbar<text:tab/><text:tab/>Rajini<text:tab/><text:tab/>2021 <text:tab/>121</text:p>
      <text:p text:style-name="Standard">2 <text:tab/>Vikram<text:tab/><text:tab/>Kamal<text:tab/><text:tab/>2023 <text:tab/>125</text:p>
      <text:p text:style-name="Standard">3 <text:tab/>Mersal<text:tab/><text:tab/><text:tab/>Vijay<text:tab/><text:tab/>2020<text:tab/>123</text:p>
      <text:p text:style-name="Standard">4 <text:tab/>Beast<text:tab/><text:tab/><text:tab/>Vijay<text:tab/><text:tab/>2019 <text:tab/>134</text:p>
      <text:p text:style-name="Standard">5 <text:tab/>Viswasam<text:tab/><text:tab/>Ajith<text:tab/><text:tab/>2021 <text:tab/>117</text:p>
      <text:p text:style-name="Standard">6 <text:tab/>Attakasam<text:tab/><text:tab/>Ajith<text:tab/><text:tab/>2006 <text:tab/>119</text:p>
      <text:p text:style-name="Standard">7 <text:tab/>Jai Bhim<text:tab/><text:tab/>Surya<text:tab/><text:tab/>2018 <text:tab/>127</text:p>
      <text:p text:style-name="Standard">8 <text:tab/>Kaithi<text:tab/><text:tab/><text:tab/>Karthi<text:tab/><text:tab/>2017 <text:tab/>125</text:p>
      <text:p text:style-name="Standard">9 <text:tab/>Ayothi<text:tab/><text:tab/><text:tab/>Sasikumar<text:tab/>2023 <text:tab/>124</text:p>
      <text:p text:style-name="Standard">10 <text:tab/>Deivathirumagan<text:tab/>Vikram<text:tab/>2017 <text:tab/>121</text:p>
      <text:p text:style-name="Standard"/>
      <text:p text:style-name="Standard">Exercise:</text:p>
      <text:p text:style-name="Standard"/>
      <text:p text:style-name="Standard">1) List down 8th row values from the table</text:p>
      <text:p text:style-name="Standard"/>
      <text:p text:style-name="Standard">2) List down all the movies released between 2021 and 2023</text:p>
      <text:p text:style-name="Standard">3) List down all the movies released not between 2021 and 2023</text:p>
      <text:p text:style-name="Standard">4) List down first 3 movies based on released year in descending order</text:p>
      <text:p text:style-name="Standard">5) List down All movies by Vijay in the year 2020.</text:p>
      <text:p text:style-name="Standard">6) List down all movies where we have ‘as’ in the movie name.</text:p>
      <text:p text:style-name="Standard">7) List down all actor names without duplicates.</text:p>
      <text:p text:style-name="Standard">8) List down Ajith movies in alphabetical order</text:p>
      <text:p text:style-name="Standard">9) List down movies where their names start with ‘A’ and actor name starts with ‘A’.</text:p>
      <text:p text:style-name="Standard">10) List down movies if the movie name is ‘Vikram’ or the actor name is ‘Vikram’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6:10:25.046478319</meta:creation-date>
    <dc:date>2023-04-13T16:18:33.806395504</dc:date>
    <meta:editing-duration>PT8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83" meta:character-count="989" meta:non-whitespace-character-count="788"/>
  </office:meta>
</office:document-meta>
</file>